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5056000038040000380426C426DCF39FDDF2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 style:writing-mode="lr-tb"/>
    </style:style>
    <style:style style:name="P2" style:family="paragraph" style:parent-style-name="Normal">
      <style:paragraph-properties fo:text-align="start" style:justify-single-word="false" style:writing-mode="lr-tb"/>
      <style:text-properties officeooo:paragraph-rsid="001b9974"/>
    </style:style>
    <style:style style:name="P3" style:family="paragraph" style:parent-style-name="Normal">
      <style:paragraph-properties fo:text-align="start" style:justify-single-word="false" style:writing-mode="lr-tb"/>
      <style:text-properties fo:font-weight="bold"/>
    </style:style>
    <style:style style:name="P4" style:family="paragraph" style:parent-style-name="Normal">
      <style:paragraph-properties fo:text-align="center" style:justify-single-word="false" style:writing-mode="lr-tb"/>
      <style:text-properties fo:font-weight="bold" officeooo:rsid="0019ebac" officeooo:paragraph-rsid="0019ebac"/>
    </style:style>
    <style:style style:name="P5" style:family="paragraph" style:parent-style-name="Normal">
      <style:paragraph-properties fo:text-align="start" style:justify-single-word="false" style:writing-mode="lr-tb"/>
      <style:text-properties fo:font-weight="bold" officeooo:rsid="001b9974" officeooo:paragraph-rsid="001b9974" style:font-weight-asian="bold" style:font-weight-complex="bold"/>
    </style:style>
    <style:style style:name="P6" style:family="paragraph" style:parent-style-name="Normal">
      <style:paragraph-properties fo:text-align="start" style:justify-single-word="false" style:writing-mode="lr-tb"/>
      <style:text-properties fo:font-weight="normal" officeooo:rsid="001b9974" officeooo:paragraph-rsid="001b9974" style:font-weight-asian="normal" style:font-weight-complex="normal"/>
    </style:style>
    <style:style style:name="P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.051cm" fo:border="none" fo:keep-with-next="auto" style:writing-mode="lr-tb"/>
    </style:style>
    <style:style style:name="P8" style:family="paragraph" style:parent-style-name="Normal">
      <style:paragraph-properties fo:text-align="center" style:justify-single-word="false" fo:break-before="page" style:writing-mode="lr-tb"/>
      <style:text-properties fo:font-weight="bold" officeooo:rsid="0019ebac" officeooo:paragraph-rsid="0019ebac"/>
    </style:style>
    <style:style style:name="T1" style:family="text">
      <style:text-properties fo:font-variant="normal" fo:text-transform="none" fo:color="#c9211e" loext:opacity="100%" style:font-name="DejaVu Sans" fo:font-size="12pt" fo:language="en" fo:country="US" fo:font-weight="bold" style:font-weight-asian="bold" style:font-weight-complex="bold" text:display="true"/>
    </style:style>
    <style:style style:name="T2" style:family="text">
      <style:text-properties officeooo:rsid="0019af0e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officeooo:rsid="001a40b6"/>
    </style:style>
    <style:style style:name="T5" style:family="text">
      <style:text-properties fo:font-weight="normal" officeooo:rsid="001b9974" style:font-weight-asian="normal" style:font-weight-complex="normal"/>
    </style:style>
    <style:style style:name="T6" style:family="text">
      <style:text-properties fo:font-weight="normal" officeooo:rsid="001c5e00" style:font-weight-asian="normal" style:font-weight-complex="normal"/>
    </style:style>
    <style:style style:name="T7" style:family="text">
      <style:text-properties fo:font-weight="normal" officeooo:rsid="001d24d1" style:font-weight-asian="normal" style:font-weight-complex="normal"/>
    </style:style>
    <style:style style:name="T8" style:family="text">
      <style:text-properties fo:color="#000000" loext:opacity="100%" style:font-name="DejaVu Sans" fo:font-size="12pt" fo:font-weight="normal" officeooo:rsid="001b9974" style:font-weight-asian="normal" style:font-weight-complex="normal"/>
    </style:style>
    <style:style style:name="T9" style:family="text">
      <style:text-properties fo:color="#000000" loext:opacity="100%" style:font-name="DejaVu Sans" fo:font-size="12pt" fo:font-weight="normal" officeooo:rsid="001c5e00" style:font-weight-asian="normal" style:font-weight-complex="normal"/>
    </style:style>
    <style:style style:name="T10" style:family="text">
      <style:text-properties officeooo:rsid="001d24d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8">STUDENT AGENDA</text:p>
        <text:p text:style-name="P4"><text:span text:style-name="T4">A</text:span>ctors, <text:span text:style-name="T4">u</text:span>se cases <text:span text:style-name="T4">and entities.</text:span></text:p>
        <text:p text:style-name="P3"/>
        <text:p text:style-name="P3"><text:span text:style-name="T2">A user</text:span> can manage timetable</text:p>
        <text:p text:style-name="P1"><text:tab/>+ View the lessons of today</text:p>
        <text:p text:style-name="P1"><text:tab/><text:tab/>- <text:span text:style-name="T10">Course</text:span></text:p>
        <text:p text:style-name="P1"><text:tab/><text:tab/>- Location</text:p>
        <text:p text:style-name="P1"><text:tab/><text:tab/>- Time</text:p>
        <text:p text:style-name="P1"><text:tab/><text:tab/>- Status (waiting, started, ended, <text:span text:style-name="T2">cancelled</text:span>)</text:p>
        <text:p text:style-name="P1"><text:tab/><text:tab/>- Attendance status (done, not done)</text:p>
        <text:p text:style-name="P1"><text:tab/>+ View the events of today</text:p>
        <text:p text:style-name="P1"><text:tab/><text:tab/>- Location</text:p>
        <text:p text:style-name="P1"><text:tab/><text:tab/>- Time</text:p>
        <text:p text:style-name="P1"><text:tab/><text:tab/>- Status (waiting, started, ended, <text:span text:style-name="T2">cancelled</text:span>)</text:p>
        <text:p text:style-name="P1"><text:tab/>+ View the full timetable</text:p>
        <text:p text:style-name="P1"><text:tab/><text:tab/>- Lessons by day</text:p>
        <text:p text:style-name="P1"><text:tab/><text:tab/>- Lessons by week</text:p>
        <text:p text:style-name="P1"><text:tab/><text:tab/>- Lessons by month</text:p>
        <text:p text:style-name="P1"><text:tab/>+ Follow a timetable</text:p>
        <text:p text:style-name="P1"><text:tab/><text:tab/>- Required a shared code</text:p>
        <text:p text:style-name="P1"><text:tab/>+ Unfollow a timetable</text:p>
        <text:p text:style-name="P7"><text:tab/><text:span text:style-name="T1">**If admin**</text:span></text:p>
        <text:p text:style-name="P1"><text:tab/>+ Create a timetable</text:p>
        <text:p text:style-name="P1"><text:tab/>+ Delete a timetable</text:p>
        <text:p text:style-name="P3">A user can manage asset</text:p>
        <text:p text:style-name="P1"><text:tab/>+ View an asset</text:p>
        <text:p text:style-name="P1"><text:tab/><text:tab/>- Course</text:p>
        <text:p text:style-name="P1"><text:tab/><text:tab/>- <text:span text:style-name="T2">Description</text:span></text:p>
        <text:p text:style-name="P1"><text:tab/><text:tab/>- Date of update</text:p>
        <text:p text:style-name="P1"><text:tab/><text:tab/>- NB of downloading</text:p>
        <text:p text:style-name="P1"><text:tab/><text:tab/>- Category</text:p>
        <text:p text:style-name="P1"><text:tab/>+ Download an asset</text:p>
        <text:p text:style-name="P1"><text:tab/><text:span text:style-name="T3">**If moderator**</text:span></text:p>
        <text:p text:style-name="P1"><text:tab/>+ Create an asset</text:p>
        <text:p text:style-name="P1"><text:tab/>+ Update an asset</text:p>
        <text:p text:style-name="P1"><text:tab/>+ Delete an asset</text:p>
        <text:p text:style-name="P3">A user can manage lesson</text:p>
        <text:p text:style-name="P1"><text:tab/>+ View the details about a lesson</text:p>
        <text:p text:style-name="P1"><text:tab/><text:span text:style-name="T3">**If moderator**</text:span></text:p>
        <text:p text:style-name="P1"><text:tab/>+ Create a lesson</text:p>
        <text:p text:style-name="P1"><text:tab/>+ Update a lesson</text:p>
        <text:p text:style-name="P1"><text:tab/>+ Delete a lesson</text:p>
        <text:p text:style-name="P3">A user can manage event</text:p>
        <text:p text:style-name="P1"><text:tab/>+ View the details about <text:span text:style-name="T2">an event</text:span></text:p>
        <text:p text:style-name="P1"><text:tab/><text:span text:style-name="T3">**If moderator**</text:span></text:p>
        <text:p text:style-name="P1"><text:tab/>+ Create <text:span text:style-name="T2">an event</text:span></text:p>
        <text:p text:style-name="P1"><text:soft-page-break/><text:tab/>+ Update <text:span text:style-name="T2">an event</text:span></text:p>
        <text:p text:style-name="P1"><text:tab/>+ Delete <text:span text:style-name="T2">an event</text:span></text:p>
        <text:p text:style-name="P3">A user can manage data</text:p>
        <text:p text:style-name="P1"><text:tab/><text:span text:style-name="T3">**If admin**</text:span></text:p>
        <text:p text:style-name="P1"><text:tab/>+ Create a lecturer</text:p>
        <text:p text:style-name="P1"><text:tab/>+ Create a location</text:p>
        <text:p text:style-name="P1">+ Create a category</text:p>
        <text:p text:style-name="P1"/>
        <text:p text:style-name="P5">NB:</text:p>
        <text:p text:style-name="P6"><text:tab/>Admin and moderator are users.</text:p>
        <text:p text:style-name="P6"><text:tab/>A admin is a user who own a timetable.</text:p>
        <text:p text:style-name="P2"><text:span text:style-name="T5"><text:tab/>A moderator is a user who </text:span><text:span text:style-name="T9">receive</text:span><text:span text:style-name="T5"> </text:span><text:span text:style-name="T8">some</text:span><text:span text:style-name="T5"> permissions of </text:span><text:span text:style-name="T6">an admin.</text:span></text:p>
        <text:p text:style-name="P2"><text:span text:style-name="T6"><text:tab/></text:span><text:span text:style-name="T7">A user can be admin of the timetable A and also moderator of the timetable B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</office:font-face-decls>
  <office:styles>
    <draw:fill-image draw:name="qtnote" xlink:href="Pictures/10005056000038040000380426C426DCF39FDDF2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1" style:font-size-asian="12pt" style:language-asian="none" style:country-asian="none" style:font-name-complex="DejaVu Sans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none" fo:country="none" style:font-name-asian="DejaVu Sans1" style:font-size-asian="12pt" style:language-asian="none" style:country-asian="none" style:font-name-complex="DejaVu Sans1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000" loext:opacity="100%" style:font-name="DejaVu Sans" fo:font-family="'DejaVu Sans'" fo:font-size="12pt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image-name="qtnote" draw:opacity="100%" style:repeat="stretch" draw:fill-image-ref-point-x="0%" draw:fill-image-ref-point-y="0%" draw:fill-image-ref-point="center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image-name="qtnote" draw:opacity="100%" style:repeat="stretch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7cbcfc562f6eb6708b5ff7d7397325de9e764452</meta:generator>
    <meta:creation-date>Mon Sep 20 19:27:03 2021
</meta:creation-date>
    <dc:date>2021-09-20T21:35:59.340969398</dc:date>
    <meta:editing-duration>PT15M15S</meta:editing-duration>
    <meta:editing-cycles>9</meta:editing-cycles>
    <meta:document-statistic meta:table-count="0" meta:image-count="0" meta:object-count="0" meta:page-count="2" meta:paragraph-count="57" meta:word-count="247" meta:character-count="1289" meta:non-whitespace-character-count="1034"/>
  </office:meta>
</office:document-meta>
</file>